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8pt" fo:font-weight="normal" officeooo:rsid="001e2c35" officeooo:paragraph-rsid="001e2c35" style:font-size-asian="7pt" style:font-weight-asian="normal" style:font-size-complex="8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8pt" fo:font-weight="normal" officeooo:rsid="00238ee2" officeooo:paragraph-rsid="00238ee2" style:font-size-asian="7pt" style:font-weight-asian="normal" style:font-size-complex="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8pt" fo:font-weight="normal" officeooo:rsid="00238ee2" officeooo:paragraph-rsid="0025bc31" style:font-size-asian="7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8pt" fo:font-weight="normal" officeooo:rsid="00238ee2" officeooo:paragraph-rsid="002b0aac" style:font-size-asian="7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8pt" fo:font-weight="normal" officeooo:rsid="00238ee2" officeooo:paragraph-rsid="003053e5" style:font-size-asian="7pt" style:font-weight-asian="normal" style:font-size-complex="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8pt" fo:font-weight="normal" officeooo:rsid="0025bc31" officeooo:paragraph-rsid="0025bc31" style:font-size-asian="7pt" style:font-weight-asian="normal" style:font-size-complex="8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8pt" fo:font-weight="normal" officeooo:rsid="0027b06a" officeooo:paragraph-rsid="0027b06a" style:font-size-asian="7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8pt" fo:font-weight="normal" officeooo:rsid="002b0aac" officeooo:paragraph-rsid="002b0aac" style:font-size-asian="7pt" style:font-weight-asian="normal" style:font-size-complex="8pt" style:font-weight-complex="normal"/>
    </style:style>
    <style:style style:name="P9" style:family="paragraph" style:parent-style-name="Standard">
      <style:paragraph-properties fo:text-align="center" style:justify-single-word="false"/>
      <style:text-properties officeooo:rsid="00238ee2" officeooo:paragraph-rsid="00238ee2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38ee2" officeooo:paragraph-rsid="00238ee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38ee2" officeooo:paragraph-rsid="0025bc3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38ee2" officeooo:paragraph-rsid="002b0aa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6pt" officeooo:rsid="00238ee2" officeooo:paragraph-rsid="00238ee2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8pt" fo:font-weight="normal" officeooo:rsid="0027b06a" officeooo:paragraph-rsid="0027b06a" style:font-size-asian="7pt" style:font-weight-asian="normal" style:font-size-complex="8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8pt" fo:font-weight="normal" officeooo:rsid="003feadb" officeooo:paragraph-rsid="003feadb" style:font-size-asian="7pt" style:font-weight-asian="normal" style:font-size-complex="8pt" style:font-weight-complex="normal"/>
    </style:style>
    <style:style style:name="T1" style:family="text">
      <style:text-properties officeooo:rsid="00238ee2"/>
    </style:style>
    <style:style style:name="T2" style:family="text">
      <style:text-properties officeooo:rsid="0025bc31"/>
    </style:style>
    <style:style style:name="T3" style:family="text">
      <style:text-properties officeooo:rsid="0027b06a"/>
    </style:style>
    <style:style style:name="T4" style:family="text">
      <style:text-properties officeooo:rsid="00294e38"/>
    </style:style>
    <style:style style:name="T5" style:family="text">
      <style:text-properties officeooo:rsid="002b0aac"/>
    </style:style>
    <style:style style:name="T6" style:family="text">
      <style:text-properties officeooo:rsid="003053e5"/>
    </style:style>
    <style:style style:name="T7" style:family="text">
      <style:text-properties officeooo:rsid="00358b28"/>
    </style:style>
    <style:style style:name="T8" style:family="text">
      <style:text-properties officeooo:rsid="003801af"/>
    </style:style>
    <style:style style:name="T9" style:family="text">
      <style:text-properties officeooo:rsid="00403d9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ommands and Repsonses</text:p>
      <text:p text:style-name="P9"/>
      <text:p text:style-name="P2">Following is the list of commands and responses that are used in U235. They are split up as server commands, non-faction commands and faction commands.</text:p>
      <text:p text:style-name="P10">Faction commands:</text:p>
      <text:p text:style-name="P2"><text:tab/>all faction commands are of type FACTION_CODE:CODE:ARGUMENTS%SEPARATED%WITH%PERCENT%SIGN%</text:p>
      <text:p text:style-name="P1"><text:tab/><text:span text:style-name="T1">faction code is the only way U235 separates players from each other. Sever gives players the code after a join attempt</text:span></text:p>
      <text:p text:style-name="P6">move</text:p>
      <text:p text:style-name="P6"><text:tab/>UNIT_NAME%DESTINATION%</text:p>
      <text:p text:style-name="P6"><text:tab/>response: ”” as succesful response, describing error as failure</text:p>
      <text:p text:style-name="P6"><text:tab/><text:span text:style-name="T3">move issues move orders for units of a faction. Move-restrictions are enforsed on server-side with their respective error messages.</text:span></text:p>
      <text:p text:style-name="P6"><text:tab/><text:span text:style-name="T4">Units will move to new destinations in the next turn</text:span></text:p>
      <text:p text:style-name="P6">treaty</text:p>
      <text:p text:style-name="P6"><text:tab/>TARGET_FACTION%</text:p>
      <text:p text:style-name="P6"><text:tab/>response: ”” as succesful response, describing error as failure</text:p>
      <text:p text:style-name="P6"><text:tab/><text:span text:style-name="T3">treaty makes a request for another faction to enter peace with them. When two factions have sent treaty command to each other, the two <text:tab/>will enter be in peace in the next turn. Peace can be broken by either party by declaring war.</text:span></text:p>
      <text:p text:style-name="P6">war</text:p>
      <text:p text:style-name="P6"><text:tab/>TARGET_FACTION%</text:p>
      <text:p text:style-name="P6"><text:tab/>response: ”” as succesful response, describing error as failure</text:p>
      <text:p text:style-name="P6"><text:tab/><text:span text:style-name="T3">faction that issues this command will declare war on the other faction</text:span></text:p>
      <text:p text:style-name="P6"><text:tab/><text:span text:style-name="T4">From the next turn declarer faction and target faction will be at war with each other until a new peace treaty is established.</text:span></text:p>
      <text:p text:style-name="P8">gamestate</text:p>
      <text:p text:style-name="P8"><text:tab/>response: a null-terminated string describing the games state as succesful response. A describing error message as failure.</text:p>
      <text:p text:style-name="P11"><text:span text:style-name="T2">Non-f</text:span>action commands:</text:p>
      <text:p text:style-name="P3"><text:tab/><text:span text:style-name="T2">non-faction commands are of type #(single character as command spesifier)ARGUMENT. Non-faction codes are mainly used for handling <text:tab/>the beginning of a game where players have not been issued their faction codes yet.</text:span></text:p>
      <text:p text:style-name="P7">#j</text:p>
      <text:p text:style-name="P7"><text:tab/>FACTION_NAME</text:p>
      <text:p text:style-name="P7"><text:tab/><text:span text:style-name="T8">returns a faction code that the client must return in order to verify that it has indeed recieved and handled the storing of the faction code in <text:tab/>order for a faction to be in a game started.</text:span></text:p>
      <text:p text:style-name="P7">#v</text:p>
      <text:p text:style-name="P7"><text:tab/>FACTION_CODE_TO_BE_VERIFIED</text:p>
      <text:p text:style-name="P7"><text:tab/><text:span text:style-name="T8">verifies that a faction has recieved and stored the faction code the server issued it in a #j command.</text:span></text:p>
      <text:p text:style-name="P7">#l</text:p>
      <text:p text:style-name="P7"><text:tab/>returns a list of all the factions in the game so far</text:p>
      <text:p text:style-name="P7">#h</text:p>
      <text:p text:style-name="P7"><text:tab/>outputs some information <text:span text:style-name="T5">regarding</text:span> non-faction command<text:span text:style-name="T5">s and their expected argument input. This function is made obsolete with this <text:tab/>document, and will not be updated any longer with new commands and changes.</text:span></text:p>
      <text:p text:style-name="P15">#p</text:p>
      <text:p text:style-name="P15"><text:tab/>Returns RUNNING if the game is already running and LOBBY if it has not started yet, and is accepting new factions to join.</text:p>
      <text:p text:style-name="P15"><text:tab/><text:span text:style-name="T9">p is for ping.</text:span></text:p>
      <text:p text:style-name="P12"><text:span text:style-name="T5">Server commands</text:span>:</text:p>
      <text:p text:style-name="P4"><text:tab/><text:span text:style-name="T5">Server commands are commands that will be in a final version only accessible trough the game host terminal. Before vanilla version <text:tab/>however they will be most likely accessible just like non-faction commands with no control over people sending them from any client. <text:tab/>Server commands are typically either vital to advancing the game or are about getting debug information regarding game state.</text:span></text:p>
      <text:p text:style-name="P4"><text:tab/><text:span text:style-name="T6">Server commands are accessed with ! Before a single character as command specifier.</text:span></text:p>
      <text:p text:style-name="P4">!<text:span text:style-name="T6">s</text:span></text:p>
      <text:p text:style-name="P5"><text:tab/><text:span text:style-name="T6">!s&lt;rimAmount(unsigned)&gt;:&lt;islandness(int)&gt;:&lt;falloutTime(int)&gt;:&lt;baseRegimentSupply(float)&gt;:&lt;baseBattleshipSupply(float)&gt;: <text:tab/>&lt;spyAmount(unsigned)&gt;:&lt;regimentRecoveryRate(int)&gt;:&lt;shipRecoveryRate(int)&gt;:&lt;WorldName(string)&gt;</text:span></text:p>
      <text:p text:style-name="P5"><text:tab/><text:span text:style-name="T6">or</text:span></text:p>
      <text:p text:style-name="P5"><text:tab/>!<text:span text:style-name="T6">s</text:span></text:p>
      <text:p text:style-name="P5"><text:tab/><text:span text:style-name="T6">Starts the game by creating a rim world. The values that can be inserted determine what kind of world is created.</text:span></text:p>
      <text:p text:style-name="P5"/>
      <text:p text:style-name="P5">!<text:span text:style-name="T6">h</text:span></text:p>
      <text:p text:style-name="P5"><text:tab/><text:span text:style-name="T6">Returns a help message regarding these commands. However, that message is made obsolete with this document.</text:span></text:p>
      <text:p text:style-name="P5">!<text:span text:style-name="T6">t</text:span></text:p>
      <text:p text:style-name="P5"><text:tab/><text:span text:style-name="T6">Starts a new turn. Issuing this command will most likely be automated by a timer in the future versions of this game.</text:span></text:p>
      <text:p text:style-name="P5">!<text:span text:style-name="T7">d</text:span></text:p>
      <text:p text:style-name="P5"><text:tab/><text:span text:style-name="T7">Prints debug information regarding the game state. This command will be unaffected by line of sight from any of the factions, and is <text:tab/>supposed to print every bit of information there is in the gam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21:56:27.827000000</meta:creation-date>
    <dc:date>2017-08-25T06:18:50.681000000</dc:date>
    <meta:editing-duration>PT1H45M59S</meta:editing-duration>
    <meta:editing-cycles>23</meta:editing-cycles>
    <meta:generator>LibreOffice/5.1.0.3$Windows_x86 LibreOffice_project/5e3e00a007d9b3b6efb6797a8b8e57b51ab1f737</meta:generator>
    <meta:document-statistic meta:table-count="0" meta:image-count="0" meta:object-count="0" meta:page-count="1" meta:paragraph-count="50" meta:word-count="561" meta:character-count="3648" meta:non-whitespace-character-count="3097"/>
  </office:meta>
</office:document-meta>
</file>